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5000001F31561E58E6E669F18.png" manifest:media-type="image/png"/>
  <manifest:file-entry manifest:full-path="Pictures/10000201000002E8000001F573FFF9E1BCFF15D4.png" manifest:media-type="image/png"/>
  <manifest:file-entry manifest:full-path="Pictures/10000201000002E4000001F91843FFDFBAA675F0.png" manifest:media-type="image/png"/>
  <manifest:file-entry manifest:full-path="Pictures/1000020100000300000001F13F8B3A01241F23B7.png" manifest:media-type="image/png"/>
  <manifest:file-entry manifest:full-path="Pictures/1000020100000300000001F9BB069B6FB8A4541D.png" manifest:media-type="image/png"/>
  <manifest:file-entry manifest:full-path="Pictures/1000020100000304000001F146D787FD58BA810B.png" manifest:media-type="image/png"/>
  <manifest:file-entry manifest:full-path="Pictures/10000201000002F4000001ED73A44CAAEF6FA64C.png" manifest:media-type="image/png"/>
  <manifest:file-entry manifest:full-path="Pictures/10000201000002E9000001EE881D780C1B3EF3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5bf8"/>
    </style:style>
    <style:style style:name="P2" style:family="paragraph" style:parent-style-name="Standard">
      <style:text-properties officeooo:rsid="00115bf8" officeooo:paragraph-rsid="00115bf8"/>
    </style:style>
    <style:style style:name="P3" style:family="paragraph" style:parent-style-name="Standard">
      <style:text-properties fo:font-size="15pt" officeooo:rsid="00115bf8" officeooo:paragraph-rsid="00115bf8" style:font-size-asian="13.1000003814697pt" style:font-size-complex="15pt"/>
    </style:style>
    <style:style style:name="T1" style:family="text">
      <style:text-properties officeooo:rsid="00115bf8"/>
    </style:style>
    <style:style style:name="T2" style:family="text">
      <style:text-properties fo:font-size="16pt" style:font-size-asian="14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2"/><text:span text:style-name="T2">Ubuntu commands</text:span></text:p>
      <text:p text:style-name="P3">- cd</text:p>
      <text:p text:style-name="P3">- ls</text:p>
      <text:p text:style-name="P3">- ll -a</text:p>
      <text:p text:style-name="P3"><draw:frame draw:style-name="fr3" draw:name="Image1" text:anchor-type="char" svg:x="0in" svg:y="0.1937in" svg:width="6.9252in" svg:height="4.5917in" draw:z-index="0"><draw:image xlink:href="Pictures/10000201000002E9000001EE881D780C1B3EF36F.png" xlink:type="simple" xlink:show="embed" xlink:actuate="onLoad" loext:mime-type="image/png"/></draw:frame></text:p>
      <text:p text:style-name="P1"/>
      <text:p text:style-name="P1"/>
      <text:p text:style-name="P2"><draw:frame draw:style-name="fr2" draw:name="Image2" text:anchor-type="char" svg:width="6.9252in" svg:height="4.5154in" draw:z-index="1"><draw:image xlink:href="Pictures/10000201000002F4000001ED73A44CAAEF6FA64C.png" xlink:type="simple" xlink:show="embed" xlink:actuate="onLoad" loext:mime-type="image/png"/></draw:frame><text:soft-page-break/>man</text:p>
      <text:p text:style-name="P2">vi</text:p>
      <text:p text:style-name="P2">touch</text:p>
      <text:p text:style-name="P1"/>
      <text:p text:style-name="P1"/>
      <text:p text:style-name="P1"/>
      <text:p text:style-name="P1"><draw:frame draw:style-name="fr1" draw:name="Image3" text:anchor-type="char" svg:width="6.9252in" svg:height="4.5535in" draw:z-index="2"><draw:image xlink:href="Pictures/1000020100000300000001F9BB069B6FB8A4541D.png" xlink:type="simple" xlink:show="embed" xlink:actuate="onLoad" loext:mime-type="image/png"/></draw:frame><text:soft-page-break/></text:p>
      <text:p text:style-name="P2">chmod</text:p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4" text:anchor-type="char" svg:width="6.9252in" svg:height="4.4811in" draw:z-index="3"><draw:image xlink:href="Pictures/1000020100000300000001F13F8B3A01241F23B7.png" xlink:type="simple" xlink:show="embed" xlink:actuate="onLoad" loext:mime-type="image/png"/></draw:frame><draw:frame draw:style-name="fr1" draw:name="Image5" text:anchor-type="char" svg:width="6.9252in" svg:height="4.4575in" draw:z-index="4"><draw:image xlink:href="Pictures/1000020100000304000001F146D787FD58BA810B.png" xlink:type="simple" xlink:show="embed" xlink:actuate="onLoad" loext:mime-type="image/png"/></draw:frame><draw:frame draw:style-name="fr1" draw:name="Image6" text:anchor-type="char" svg:width="6.9252in" svg:height="4.6634in" draw:z-index="5"><draw:image xlink:href="Pictures/10000201000002E8000001F573FFF9E1BCFF15D4.png" xlink:type="simple" xlink:show="embed" xlink:actuate="onLoad" loext:mime-type="image/png"/></draw:frame><draw:frame draw:style-name="fr1" draw:name="Image7" text:anchor-type="char" svg:width="6.9252in" svg:height="4.7256in" draw:z-index="6"><draw:image xlink:href="Pictures/10000201000002E4000001F91843FFDFBAA675F0.png" xlink:type="simple" xlink:show="embed" xlink:actuate="onLoad" loext:mime-type="image/png"/></draw:frame><draw:frame draw:style-name="fr1" draw:name="Image8" text:anchor-type="char" svg:width="6.9252in" svg:height="4.6634in" draw:z-index="7"><draw:image xlink:href="Pictures/10000201000002E5000001F31561E58E6E669F18.png" xlink:type="simple" xlink:show="embed" xlink:actuate="onLoad" loext:mime-type="image/png"/></draw:frame><text:soft-page-break/>htop task manag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2:58:11.976081343</meta:creation-date>
    <dc:date>2021-08-05T13:05:19.611233566</dc:date>
    <meta:editing-duration>PT7M9S</meta:editing-duration>
    <meta:editing-cycles>1</meta:editing-cycles>
    <meta:document-statistic meta:table-count="0" meta:image-count="8" meta:object-count="0" meta:page-count="4" meta:paragraph-count="9" meta:word-count="16" meta:character-count="114" meta:non-whitespace-character-count="55"/>
    <meta:generator>LibreOffice/6.4.7.2$Linux_X86_64 LibreOffice_project/40$Build-2</meta:generator>
  </office:meta>
</office:document-meta>
</file>